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 style:master-page-name="">
      <style:table-properties style:width="14.4cm" style:page-number="auto" table:align="margins" style:shadow="none"/>
    </style:style>
    <style:style style:name="Tabella1.A" style:family="table-column">
      <style:table-column-properties style:column-width="14.4cm" style:rel-column-width="65535*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row-height="8.999cm"/>
    </style:style>
    <style:style style:name="Tabella1.3" style:family="table-row">
      <style:table-row-properties style:min-row-height="0.011cm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74df1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10pt" fo:font-style="normal" style:text-underline-style="none" fo:font-weight="bold" officeooo:rsid="0010b5bd" officeooo:paragraph-rsid="0074df1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00%" fo:text-align="justify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18pt" fo:font-style="normal" style:text-underline-style="none" fo:font-weight="bold" officeooo:rsid="0010b5bd" officeooo:paragraph-rsid="008677d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00%" fo:text-align="justify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2pt" fo:font-style="normal" style:text-underline-style="none" fo:font-weight="bold" officeooo:rsid="0010b5bd" officeooo:paragraph-rsid="0074df1f" style:font-name-asian="SimSun" style:font-size-asian="2pt" style:font-style-asian="normal" style:font-weight-asian="bold" style:font-name-complex="Tahoma" style:font-size-complex="2pt" style:font-style-complex="normal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00%" fo:text-align="justify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74df1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18pt" fo:font-style="normal" style:text-underline-style="none" fo:font-weight="bold" officeooo:rsid="0010b5bd" officeooo:paragraph-rsid="008677d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9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87f49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18pt" fo:font-style="normal" style:text-underline-style="none" fo:font-weight="bold" officeooo:rsid="0010b5bd" officeooo:paragraph-rsid="0087f49e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87f49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18pt" fo:font-style="normal" style:text-underline-style="none" fo:font-weight="bold" officeooo:rsid="0010b5bd" officeooo:paragraph-rsid="0087f49e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T1" style:family="text">
      <style:text-properties fo:font-size="6pt" style:font-size-asian="6pt" style:font-size-complex="6pt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9"><text:placeholder text:placeholder-type="text">&lt;for each="o in get_objects(data)"&gt;</text:placeholder></text:p>
          </table:table-cell>
        </table:table-row>
        <table:table-row table:style-name="Tabella1.2">
          <table:table-cell table:style-name="Tabella1.A1" office:value-type="string">
            <text:p text:style-name="P11"><draw:frame draw:style-name="fr1" draw:name="image:asimage(o.sscc_image)" text:anchor-type="as-char" svg:width="13.391cm" style:rel-width="93%" svg:height="2cm" style:rel-height="scale-min" draw:z-index="0"><draw:text-box><text:p text:style-name="P1"/></draw:text-box></draw:frame></text:p>
            <text:p text:style-name="P12"><text:placeholder text:placeholder-type="text">&lt;o.sscc&gt;</text:placeholder></text:p>
          </table:table-cell>
        </table:table-row>
        <table:table-row table:style-name="Tabella1.3">
          <table:table-cell table:style-name="Tabella1.A1" office:value-type="string">
            <text:p text:style-name="P10"><text:span text:style-name="T1"><text:placeholder text:placeholder-type="text">&lt;/for&gt;</text:placeholder></text:span></text:p>
          </table:table-cell>
        </table:table-row>
      </table:table>
      <text:p text:style-name="P7"/>
      <text:p text:style-name="P6"/>
      <text:p text:style-name="P4"/>
      <text:p text:style-name="P8"><text:soft-page-break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499cm" fo:page-height="11cm" style:num-format="1" style:print-orientation="landscape" fo:margin-top="0.049cm" fo:margin-bottom="0.049cm" fo:margin-left="0.049cm" fo:margin-right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9-10-24T17:13:21.453702573</dc:date>
    <dc:creator>thebrush </dc:creator>
    <meta:editing-duration>PT5H33M46S</meta:editing-duration>
    <meta:editing-cycles>122</meta:editing-cycles>
    <meta:document-statistic meta:table-count="1" meta:image-count="0" meta:object-count="0" meta:page-count="2" meta:paragraph-count="4" meta:word-count="6" meta:character-count="49" meta:non-whitespace-character-count="46"/>
  </office:meta>
</office:document-meta>
</file>